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0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0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0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0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10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8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8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8">
            <text:p>В мониторе эти зоны отобража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8">
            <text:p>В мониторе масштабировать устройства ГК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11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number-rows-repeated="3" table:style-name="ro2">
          <table:table-cell office:value-type="float" office:value="86" table:style-name="ce5">
            <text:p>86</text:p>
          </table:table-cell>
          <table:table-cell table:style-name="ce11"/>
          <table:table-cell table:style-name="ce5"/>
          <table:table-cell table:style-name="ce9"/>
          <table:table-cell table:number-columns-repeated="16380"/>
        </table:table-row>
        <table:table-row table:number-rows-repeated="4" table:style-name="ro2">
          <table:table-cell office:value-type="float" office:value="86" table:style-name="ce5">
            <text:p>86</text:p>
          </table:table-cell>
          <table:table-cell table:number-columns-repeated="16383"/>
        </table:table-row>
        <table:table-row table:number-rows-repeated="1048476" table:style-name="ro9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9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  <table:database-ranges>
        <table:database-range table:target-range-address="Задачи.A1:Задачи.J100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09-09T22:05:14Z</dc:date>
    <meta:editing-cycles>1</meta:editing-cycles>
    <meta:editing-duration>PT53S</meta:editing-duration>
  </office:meta>
</office:document-meta>
</file>